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montserrat" svg:font-family="montserrat, sans-serif"/>
    <style:font-face style:name="BookAntiqua-Italic" svg:font-family="BookAntiqua-Italic" style:font-family-generic="swiss"/>
    <style:font-face style:name="BookAntiqua" svg:font-family="BookAntiqua, 'Times New Roman'" style:font-family-generic="swiss"/>
    <style:font-face style:name="Lucida Sans1" svg:font-family="'Lucida 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List_20_Paragraph">
      <style:text-properties style:font-name="Book Antiqua" fo:font-size="11pt" style:font-size-asian="11pt" style:font-name-complex="BookAntiqua" style:font-size-complex="11pt"/>
    </style:style>
    <style:style style:name="P2" style:family="paragraph" style:parent-style-name="Standard">
      <style:text-properties style:font-name="Book Antiqua" fo:font-style="italic" fo:font-weight="bold" style:font-style-asian="italic" style:font-weight-asian="bold" style:font-name-complex="Book Antiqua" style:font-style-complex="italic" style:font-weight-complex="bold"/>
    </style:style>
    <style:style style:name="P3" style:family="paragraph" style:parent-style-name="Standard">
      <style:text-properties style:font-name="Book Antiqua" fo:font-size="11pt" style:font-size-asian="11pt" style:font-name-complex="Book Antiqua" style:font-size-complex="11pt"/>
    </style:style>
    <style:style style:name="P4" style:family="paragraph" style:parent-style-name="Standard">
      <style:paragraph-properties style:text-autospace="none"/>
      <style:text-properties style:font-name="Book Antiqua" fo:font-size="11pt" style:font-size-asian="11pt" style:font-name-complex="BookAntiqua" style:font-size-complex="11pt"/>
    </style:style>
    <style:style style:name="P5" style:family="paragraph" style:parent-style-name="Standard">
      <style:paragraph-properties style:text-autospace="none"/>
      <style:text-properties style:font-name="Book Antiqua" fo:font-size="11pt" officeooo:paragraph-rsid="000ee5b1" style:font-size-asian="11pt" style:font-name-complex="BookAntiqua" style:font-size-complex="11pt"/>
    </style:style>
    <style:style style:name="P6" style:family="paragraph" style:parent-style-name="Standard">
      <style:paragraph-properties style:text-autospace="none"/>
      <style:text-properties style:font-name="Book Antiqua" fo:font-size="11pt" style:font-size-asian="11pt" style:font-name-complex="BookAntiqua" style:font-size-complex="11pt" style:font-weight-complex="bold"/>
    </style:style>
    <style:style style:name="P7" style:family="paragraph" style:parent-style-name="Standard">
      <style:paragraph-properties style:text-autospace="none"/>
      <style:text-properties style:font-name="Book Antiqua" fo:font-size="11pt" fo:font-weight="bold" officeooo:paragraph-rsid="000ee5b1" style:font-size-asian="11pt" style:font-weight-asian="bold" style:font-name-complex="Book Antiqua" style:font-size-complex="11pt" style:font-weight-complex="bold"/>
    </style:style>
    <style:style style:name="P8" style:family="paragraph" style:parent-style-name="Standard">
      <style:paragraph-properties style:text-autospace="none"/>
      <style:text-properties style:font-name="Book Antiqua" fo:font-size="11pt" fo:font-weight="bold" style:font-size-asian="11pt" style:font-weight-asian="bold" style:font-name-complex="BookAntiqua" style:font-size-complex="11pt" style:font-weight-complex="bold"/>
    </style:style>
    <style:style style:name="P9" style:family="paragraph" style:parent-style-name="Standard">
      <style:paragraph-properties style:text-autospace="none"/>
    </style:style>
    <style:style style:name="P10" style:family="paragraph" style:parent-style-name="Standard">
      <style:paragraph-properties style:text-autospace="none"/>
      <style:text-properties officeooo:paragraph-rsid="000f8cbd"/>
    </style:style>
    <style:style style:name="P11" style:family="paragraph" style:parent-style-name="Standard">
      <style:paragraph-properties fo:margin-left="0.635cm" fo:margin-right="0cm" fo:text-indent="0cm" style:auto-text-indent="false"/>
      <style:text-properties style:font-name="Book Antiqua" fo:font-size="11pt" style:font-size-asian="11pt" style:font-name-complex="Book Antiqua" style:font-size-complex="11pt"/>
    </style:style>
    <style:style style:name="P12" style:family="paragraph" style:parent-style-name="Standard">
      <style:paragraph-properties fo:margin-left="0.635cm" fo:margin-right="0cm" fo:text-indent="0cm" style:auto-text-indent="false"/>
      <style:text-properties style:font-name="Book Antiqua" fo:font-size="11pt" fo:font-weight="bold" style:font-size-asian="11pt" style:font-weight-asian="bold" style:font-name-complex="Book Antiqua" style:font-size-complex="11pt" style:font-weight-complex="bold"/>
    </style:style>
    <style:style style:name="P13" style:family="paragraph" style:parent-style-name="Standard">
      <style:paragraph-properties fo:margin-left="1.905cm" fo:margin-right="0cm" fo:text-indent="0cm" style:auto-text-indent="false" style:text-autospace="none"/>
      <style:text-properties style:font-name="Book Antiqua" fo:font-size="11pt" style:font-size-asian="11pt" style:font-name-complex="BookAntiqua" style:font-size-complex="11pt"/>
    </style:style>
    <style:style style:name="P14" style:family="paragraph" style:parent-style-name="Standard">
      <style:paragraph-properties fo:margin-left="1.905cm" fo:margin-right="0cm" fo:text-indent="0cm" style:auto-text-indent="false" style:text-autospace="none"/>
      <style:text-properties style:font-name="Book Antiqua" fo:font-size="11pt" fo:font-weight="bold" style:font-size-asian="11pt" style:font-weight-asian="bold" style:font-name-complex="BookAntiqua" style:font-size-complex="11pt" style:font-weight-complex="bold"/>
    </style:style>
    <style:style style:name="P15" style:family="paragraph" style:parent-style-name="Standard" style:master-page-name="Standard">
      <style:paragraph-properties fo:text-align="center" style:justify-single-word="false" style:page-number="auto"/>
      <style:text-properties style:font-name="Book Antiqua" fo:font-weight="bold" style:font-weight-asian="bold" style:font-name-complex="Book Antiqua" style:font-weight-complex="bold"/>
    </style:style>
    <style:style style:name="P16" style:family="paragraph" style:parent-style-name="Standard" style:list-style-name="WW8Num6">
      <style:paragraph-properties style:text-autospace="none"/>
      <style:text-properties style:font-name="Book Antiqua" fo:font-size="11pt" style:font-size-asian="11pt" style:font-name-complex="BookAntiqua" style:font-size-complex="11pt"/>
    </style:style>
    <style:style style:name="P17" style:family="paragraph" style:parent-style-name="Standard" style:list-style-name="WW8Num1">
      <style:paragraph-properties style:text-autospace="none"/>
      <style:text-properties style:font-name="Book Antiqua" fo:font-size="11pt" style:font-size-asian="11pt" style:font-name-complex="BookAntiqua" style:font-size-complex="11pt"/>
    </style:style>
    <style:style style:name="P18" style:family="paragraph" style:parent-style-name="Standard">
      <style:paragraph-properties style:text-autospace="none"/>
      <style:text-properties style:font-name="Book Antiqua" fo:font-size="11pt" style:font-size-asian="11pt" style:font-name-complex="BookAntiqua" style:font-size-complex="11pt"/>
    </style:style>
    <style:style style:name="P19" style:family="paragraph" style:parent-style-name="Standard">
      <style:paragraph-properties style:text-autospace="none"/>
      <style:text-properties style:font-name="Book Antiqua" fo:font-size="11pt" fo:font-weight="bold" officeooo:rsid="000f8cbd" officeooo:paragraph-rsid="000f8cbd" style:font-size-asian="11pt" style:font-weight-asian="bold" style:font-name-complex="BookAntiqua" style:font-size-complex="11pt" style:font-weight-complex="bold"/>
    </style:style>
    <style:style style:name="P20" style:family="paragraph" style:parent-style-name="Standard">
      <style:paragraph-properties style:text-autospace="none"/>
      <style:text-properties style:font-name="Book Antiqua" fo:font-size="11pt" fo:font-weight="bold" style:font-size-asian="11pt" style:font-weight-asian="bold" style:font-name-complex="BookAntiqua" style:font-size-complex="11pt" style:font-weight-complex="bold"/>
    </style:style>
    <style:style style:name="P21" style:family="paragraph" style:parent-style-name="Standard" style:list-style-name="WW8Num1">
      <style:paragraph-properties style:text-autospace="none"/>
    </style:style>
    <style:style style:name="P22" style:family="paragraph" style:parent-style-name="Standard" style:list-style-name="WW8Num3">
      <style:paragraph-properties fo:margin-left="0.635cm" fo:margin-right="0cm" fo:text-indent="-0.635cm" style:auto-text-indent="false" style:text-autospace="none"/>
    </style:style>
    <style:style style:name="P23" style:family="paragraph" style:parent-style-name="Standard" style:list-style-name="WW8Num3">
      <style:paragraph-properties fo:margin-left="0.635cm" fo:margin-right="0cm" fo:text-indent="-0.635cm" style:auto-text-indent="false" style:text-autospace="none"/>
      <style:text-properties style:font-name="Book Antiqua" fo:font-size="11pt" style:font-size-asian="11pt" style:font-name-complex="BookAntiqua" style:font-size-complex="11pt"/>
    </style:style>
    <style:style style:name="P24" style:family="paragraph" style:parent-style-name="Standard" style:list-style-name="WW8Num2">
      <style:paragraph-properties fo:margin-left="1.905cm" fo:margin-right="0cm" fo:text-indent="-0.635cm" style:auto-text-indent="false" style:text-autospace="none"/>
      <style:text-properties style:font-name="Book Antiqua" fo:font-size="11pt" style:font-size-asian="11pt" style:font-name-complex="BookAntiqua" style:font-size-complex="11pt"/>
    </style:style>
    <style:style style:name="P25" style:family="paragraph" style:parent-style-name="Standard" style:list-style-name="WW8Num8">
      <style:paragraph-properties fo:margin-left="1.905cm" fo:margin-right="0cm" fo:text-indent="-0.635cm" style:auto-text-indent="false" style:text-autospace="none"/>
      <style:text-properties style:font-name="Book Antiqua" fo:font-size="11pt" style:font-size-asian="11pt" style:font-name-complex="BookAntiqua" style:font-size-complex="11pt"/>
    </style:style>
    <style:style style:name="P26" style:family="paragraph" style:parent-style-name="Standard" style:list-style-name="WW8Num11">
      <style:paragraph-properties fo:margin-left="1.905cm" fo:margin-right="0cm" fo:text-indent="-0.635cm" style:auto-text-indent="false" style:text-autospace="none"/>
      <style:text-properties style:font-name="Book Antiqua" fo:font-size="11pt" style:font-size-asian="11pt" style:font-name-complex="BookAntiqua" style:font-size-complex="11pt"/>
    </style:style>
    <style:style style:name="P27" style:family="paragraph" style:parent-style-name="Standard" style:list-style-name="WW8Num13">
      <style:paragraph-properties fo:margin-left="1.905cm" fo:margin-right="0cm" fo:text-indent="-0.635cm" style:auto-text-indent="false" style:text-autospace="none"/>
      <style:text-properties style:font-name="Book Antiqua" fo:font-size="11pt" style:font-size-asian="11pt" style:font-name-complex="BookAntiqua" style:font-size-complex="11pt"/>
    </style:style>
    <style:style style:name="P28" style:family="paragraph" style:parent-style-name="Standard" style:list-style-name="WW8Num2">
      <style:paragraph-properties fo:margin-left="1.905cm" fo:margin-right="0cm" fo:text-indent="-0.635cm" style:auto-text-indent="false" style:text-autospace="none"/>
      <style:text-properties style:font-name="Book Antiqua" fo:font-size="11pt" fo:font-weight="bold" style:font-size-asian="11pt" style:font-weight-asian="bold" style:font-name-complex="BookAntiqua" style:font-size-complex="11pt" style:font-weight-complex="bold"/>
    </style:style>
    <style:style style:name="P29" style:family="paragraph" style:parent-style-name="Standard" style:list-style-name="WW8Num2">
      <style:paragraph-properties fo:margin-left="1.905cm" fo:margin-right="0cm" fo:text-indent="-0.635cm" style:auto-text-indent="false" style:text-autospace="none"/>
      <style:text-properties style:font-name="Book Antiqua" fo:font-size="11pt" fo:font-weight="bold" officeooo:rsid="000f15e1" officeooo:paragraph-rsid="000f15e1" style:font-size-asian="11pt" style:font-weight-asian="bold" style:font-name-complex="BookAntiqua" style:font-size-complex="11pt" style:font-weight-complex="bold"/>
    </style:style>
    <style:style style:name="P30" style:family="paragraph" style:parent-style-name="Standard" style:list-style-name="WW8Num11">
      <style:paragraph-properties fo:margin-left="1.905cm" fo:margin-right="0cm" fo:text-indent="-0.635cm" style:auto-text-indent="false" style:text-autospace="none"/>
      <style:text-properties style:font-name="Book Antiqua" fo:font-size="11pt" fo:font-weight="bold" style:font-size-asian="11pt" style:font-weight-asian="bold" style:font-name-complex="BookAntiqua" style:font-size-complex="11pt" style:font-weight-complex="bold"/>
    </style:style>
    <style:style style:name="P31" style:family="paragraph" style:parent-style-name="Standard" style:list-style-name="WW8Num13">
      <style:paragraph-properties fo:margin-left="1.905cm" fo:margin-right="0cm" fo:text-indent="-0.635cm" style:auto-text-indent="false" style:text-autospace="none"/>
      <style:text-properties style:font-name="Book Antiqua" fo:font-size="11pt" fo:font-weight="bold" style:font-size-asian="11pt" style:font-weight-asian="bold" style:font-name-complex="BookAntiqua" style:font-size-complex="11pt" style:font-weight-complex="bold"/>
    </style:style>
    <style:style style:name="P32" style:family="paragraph" style:parent-style-name="Standard" style:list-style-name="WW8Num12">
      <style:paragraph-properties fo:margin-left="2.064cm" fo:margin-right="0cm" fo:text-indent="-0.635cm" style:auto-text-indent="false" style:text-autospace="none"/>
      <style:text-properties style:font-name="Book Antiqua" fo:font-size="11pt" style:font-size-asian="11pt" style:font-name-complex="BookAntiqua" style:font-size-complex="11pt"/>
    </style:style>
    <style:style style:name="P33" style:family="paragraph" style:parent-style-name="Standard" style:list-style-name="WW8Num9">
      <style:paragraph-properties fo:margin-left="2.064cm" fo:margin-right="0cm" fo:text-indent="-0.635cm" style:auto-text-indent="false" style:text-autospace="none"/>
      <style:text-properties style:font-name="Book Antiqua" fo:font-size="11pt" style:font-size-asian="11pt" style:font-name-complex="BookAntiqua" style:font-size-complex="11pt"/>
    </style:style>
    <style:style style:name="P34" style:family="paragraph" style:parent-style-name="Standard" style:list-style-name="WW8Num7">
      <style:paragraph-properties fo:margin-left="2.064cm" fo:margin-right="0cm" fo:text-indent="-0.635cm" style:auto-text-indent="false" style:text-autospace="none"/>
      <style:text-properties style:font-name="Book Antiqua" fo:font-size="11pt" style:font-size-asian="11pt" style:font-name-complex="BookAntiqua" style:font-size-complex="11pt"/>
    </style:style>
    <style:style style:name="P35" style:family="paragraph" style:parent-style-name="Standard" style:list-style-name="WW8Num9">
      <style:paragraph-properties fo:margin-left="1.429cm" fo:margin-right="0cm" fo:text-indent="0cm" style:auto-text-indent="false" style:text-autospace="none"/>
      <style:text-properties style:font-name="Book Antiqua" fo:font-size="11pt" fo:font-weight="bold" officeooo:rsid="001557ff" officeooo:paragraph-rsid="001557ff" style:font-size-asian="11pt" style:font-weight-asian="bold" style:font-name-complex="BookAntiqua" style:font-size-complex="11pt" style:font-weight-complex="bold"/>
    </style:style>
    <style:style style:name="P36" style:family="paragraph" style:parent-style-name="Standard" style:list-style-name="WW8Num7">
      <style:paragraph-properties fo:margin-left="1.429cm" fo:margin-right="0cm" fo:text-indent="0cm" style:auto-text-indent="false" style:text-autospace="none"/>
      <style:text-properties style:font-name="Book Antiqua" fo:font-size="11pt" fo:font-weight="bold" style:font-size-asian="11pt" style:font-weight-asian="bold" style:font-name-complex="BookAntiqua" style:font-size-complex="11pt" style:font-weight-complex="bold"/>
    </style:style>
    <style:style style:name="P37" style:family="paragraph" style:parent-style-name="Standard" style:list-style-name="WW8Num7">
      <style:paragraph-properties fo:margin-left="0cm" fo:margin-right="0cm" fo:text-indent="0cm" style:auto-text-indent="false" style:text-autospace="none"/>
      <style:text-properties style:font-name="Book Antiqua" fo:font-size="11pt" fo:font-weight="bold" style:font-size-asian="11pt" style:font-weight-asian="bold" style:font-name-complex="BookAntiqua" style:font-size-complex="11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0ee5b1" style:font-weight-asian="bold" style:font-weight-complex="bold"/>
    </style:style>
    <style:style style:name="T4" style:family="text">
      <style:text-properties style:font-name="Book Antiqua" fo:font-size="11pt" style:font-size-asian="11pt" style:font-name-complex="BookAntiqua" style:font-size-complex="11pt"/>
    </style:style>
    <style:style style:name="T5" style:family="text">
      <style:text-properties style:font-name="Book Antiqua" fo:font-size="11pt" style:font-size-asian="11pt" style:font-name-complex="BookAntiqua" style:font-size-complex="11pt" style:font-weight-complex="bold"/>
    </style:style>
    <style:style style:name="T6" style:family="text">
      <style:text-properties style:font-name="Book Antiqua" fo:font-size="11pt" style:font-size-asian="11pt" style:font-name-complex="Symbol" style:font-size-complex="11pt"/>
    </style:style>
    <style:style style:name="T7" style:family="text">
      <style:text-properties style:font-name="Book Antiqua" fo:font-size="11pt" fo:font-style="italic" style:font-size-asian="11pt" style:font-style-asian="italic" style:font-name-complex="BookAntiqua-Italic" style:font-size-complex="11pt" style:font-style-complex="italic"/>
    </style:style>
    <style:style style:name="T8" style:family="text">
      <style:text-properties style:font-name="Book Antiqua" fo:font-size="11pt" fo:font-style="italic" style:font-size-asian="11pt" style:font-style-asian="italic" style:font-name-complex="Symbol" style:font-size-complex="11pt"/>
    </style:style>
    <style:style style:name="T9" style:family="text">
      <style:text-properties style:font-name="Book Antiqua" fo:font-size="11pt" fo:font-style="italic" style:font-size-asian="11pt" style:font-style-asian="italic" style:font-name-complex="BookAntiqua" style:font-size-complex="11pt"/>
    </style:style>
    <style:style style:name="T10" style:family="text">
      <style:text-properties style:font-name="Book Antiqua" fo:font-size="11pt" fo:font-style="italic" style:font-size-asian="11pt" style:font-style-asian="italic" style:font-name-complex="BookAntiqua" style:font-size-complex="11pt" style:font-style-complex="italic"/>
    </style:style>
    <style:style style:name="T11" style:family="text">
      <style:text-properties style:font-name="Book Antiqua" fo:font-size="11pt" fo:font-weight="bold" style:font-size-asian="11pt" style:font-weight-asian="bold" style:font-name-complex="BookAntiqua" style:font-size-complex="11pt" style:font-weight-complex="bold"/>
    </style:style>
    <style:style style:name="T12" style:family="text">
      <style:text-properties style:font-name="Book Antiqua" fo:font-size="11pt" fo:font-weight="bold" officeooo:rsid="000ee5b1" style:font-size-asian="11pt" style:font-weight-asian="bold" style:font-name-complex="BookAntiqua" style:font-size-complex="11pt" style:font-weight-complex="bold"/>
    </style:style>
    <style:style style:name="T13" style:family="text">
      <style:text-properties style:font-name="Book Antiqua" fo:font-size="11pt" fo:font-weight="bold" officeooo:rsid="000f4567" style:font-size-asian="11pt" style:font-weight-asian="bold" style:font-name-complex="BookAntiqua" style:font-size-complex="11pt" style:font-weight-complex="bold"/>
    </style:style>
    <style:style style:name="T14" style:family="text">
      <style:text-properties style:font-name="Book Antiqua" fo:font-size="11pt" fo:font-weight="bold" officeooo:rsid="000f8cbd" style:font-size-asian="11pt" style:font-weight-asian="bold" style:font-name-complex="BookAntiqua" style:font-size-complex="11pt" style:font-weight-complex="bold"/>
    </style:style>
    <style:style style:name="T15" style:family="text">
      <style:text-properties style:font-name="Book Antiqua" fo:font-size="11pt" fo:font-weight="bold" officeooo:rsid="00116b06" style:font-size-asian="11pt" style:font-weight-asian="bold" style:font-name-complex="BookAntiqua" style:font-size-complex="11pt" style:font-weight-complex="bold"/>
    </style:style>
    <style:style style:name="T16" style:family="text">
      <style:text-properties style:font-name="Book Antiqua" fo:font-size="11pt" fo:font-weight="bold" officeooo:rsid="0017f88c" style:font-size-asian="11pt" style:font-weight-asian="bold" style:font-name-complex="BookAntiqua" style:font-size-complex="11pt" style:font-weight-complex="bold"/>
    </style:style>
    <style:style style:name="T17" style:family="text">
      <style:text-properties fo:font-variant="normal" fo:text-transform="none" fo:color="#212529" loext:opacity="100%" style:font-name="montserrat" fo:font-size="9.60000038146973pt" fo:letter-spacing="normal" fo:font-style="normal" fo:font-weight="bold" officeooo:rsid="000ee5b1" style:font-size-asian="11pt" style:font-weight-asian="bold" style:font-name-complex="BookAntiqua" style:font-size-complex="11pt" style:font-weight-complex="bold"/>
    </style:style>
    <style:style style:name="T18" style:family="text">
      <style:text-properties officeooo:rsid="0015b787"/>
    </style:style>
    <style:style style:name="T19" style:family="text">
      <style:text-properties officeooo:rsid="0019d664"/>
    </style:style>
    <style:style style:name="T20" style:family="text">
      <style:text-properties officeooo:rsid="001adf37"/>
    </style:style>
    <style:style style:name="T21" style:family="text">
      <style:text-properties officeooo:rsid="001b43f1"/>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041cm" draw:z-index="1">
        <draw:text-box fo:min-height="0.041cm">
          <text:p text:style-name="Text_20_body">(100−45)%=55%</text:p>
        </draw:text-box>
      </draw:frame>
      <text:p text:style-name="P15">Topics: Confidence Intervals</text:p>
      <text:p text:style-name="P2"/>
      <text:list xml:id="list2142850102" text:style-name="WW8Num3">
        <text:list-item>
          <text:p text:style-name="P22"><text:span text:style-name="T4">For each of the following statements, indicate whether it is </text:span><text:span text:style-name="T5">True/False. </text:span><text:span text:style-name="T4">If false, explain why.</text:span></text:p>
        </text:list-item>
      </text:list>
      <text:p text:style-name="P4"/>
      <text:list xml:id="list2680520811" text:style-name="WW8Num6">
        <text:list-item>
          <text:p text:style-name="P16">The sample size of the survey should at least be a fixed percentage of the population size in order to produce representative results.</text:p>
        </text:list-item>
      </text:list>
      <text:p text:style-name="P9"><text:span text:style-name="T4"><text:s text:c="14"/></text:span><text:span text:style-name="T12">Ans: False</text:span><text:span text:style-name="T17"> because a sample size of 30 is considered large enough, but that may or may not be adequate.</text:span><text:span text:style-name="T12"> </text:span></text:p>
      <text:p text:style-name="P12"/>
      <text:list xml:id="list211656608379925" text:continue-numbering="true" text:style-name="WW8Num6">
        <text:list-item>
          <text:p text:style-name="P16">The sampling frame is a list of every item that appears in a survey sample, including those that did not respond to questions.</text:p>
        </text:list-item>
      </text:list>
      <text:p text:style-name="P9"><text:span text:style-name="T4"><text:s text:c="13"/></text:span><text:span text:style-name="T12">Ans: </text:span><text:span text:style-name="T16">False because the sampling <text:s/>frame refers to a list of an item which responds to the question and not the ones which do not respond to the questions.</text:span></text:p>
      <text:p text:style-name="P12"/>
      <text:list xml:id="list211656329775253" text:continue-numbering="true" text:style-name="WW8Num6">
        <text:list-item>
          <text:p text:style-name="P16">Larger surveys convey a more accurate impression of the population than smaller surveys.</text:p>
        </text:list-item>
      </text:list>
      <text:p text:style-name="P5"><text:s text:c="13"/><text:span text:style-name="T3">Ans: True</text:span></text:p>
      <text:p text:style-name="P7"/>
      <text:p text:style-name="P4"/>
      <text:list xml:id="list211654979818846" text:continue-list="list2142850102" text:style-name="WW8Num3">
        <text:list-item>
          <text:p text:style-name="P22"><text:span text:style-name="T7">PC Magazine </text:span><text:span text:style-name="T4">asked all of its readers to participate in a survey of their satisfaction with different brands of electronics. In the 2004 survey, which was included in an issue of the magazine that year, more than 9000 readers rated the products on a scale from 1 to 10. The magazine reported that the average rating assigned by 225 readers to a Kodak compact digital camera was 7.5. For this product, identify the following:</text:span></text:p>
        </text:list-item>
      </text:list>
      <text:p text:style-name="P4"/>
      <text:list xml:id="list2784847437" text:style-name="WW8Num2">
        <text:list-item>
          <text:p text:style-name="P24">The population</text:p>
          <text:p text:style-name="P28">Ans: <text:span text:style-name="T19">The total magazine readers are 9000</text:span></text:p>
        </text:list-item>
        <text:list-item>
          <text:p text:style-name="P24">The parameter of interest</text:p>
          <text:p text:style-name="P28">Ans: sample size, average, scale.</text:p>
        </text:list-item>
        <text:list-item>
          <text:p text:style-name="P24">The sampling frame</text:p>
          <text:p text:style-name="P28">Ans: 9000</text:p>
        </text:list-item>
        <text:list-item>
          <text:p text:style-name="P24">The sample size</text:p>
          <text:p text:style-name="P29">Ans:225</text:p>
        </text:list-item>
        <text:list-item>
          <text:p text:style-name="P24">The sampling design</text:p>
          <text:p text:style-name="P28">Ans: Voluntary Response</text:p>
        </text:list-item>
        <text:list-item>
          <text:p text:style-name="P24">Any potential sources of bias or other problems with the survey or sample</text:p>
          <text:p text:style-name="P28">Ans: The key if random selection is that there is no bias involved in the selection of the sample, but surveys conducted by the magazines often suffer from nonresponse bias and also the source of this data is from readers that read PC magazine vs the whole population that do not read PC magazine yet they use the different brands of electronics.</text:p>
        </text:list-item>
      </text:list>
      <text:p text:style-name="P8"/>
      <text:p text:style-name="P3"/>
      <text:list xml:id="list211655982486708" text:continue-list="list211654979818846" text:style-name="WW8Num3">
        <text:list-item>
          <text:p text:style-name="P22"><text:span text:style-name="T4">For each of the following statements, indicate whether it is </text:span><text:span text:style-name="T5">True/False. </text:span><text:span text:style-name="T4">If false, explain why.</text:span></text:p>
        </text:list-item>
      </text:list>
      <text:p text:style-name="P4"/>
      <text:list xml:id="list3675923414" text:style-name="WW8Num1">
        <text:list-item>
          <text:p text:style-name="P17"><text:soft-page-break/>If the 95% confidence interval for the average purchase of customers at a department store is $50 to $110, then $100 is a plausible value for the population mean at this level of confidence.</text:p>
        </text:list-item>
      </text:list>
      <text:p text:style-name="P4"><text:s text:c="14"/>Ans: True</text:p>
      <text:p text:style-name="P11"/>
      <text:list xml:id="list211655324409908" text:continue-numbering="true" text:style-name="WW8Num1">
        <text:list-item>
          <text:p text:style-name="P17">If the 95% confidence interval for the number of moviegoers who purchase concessions is 30% to 45%, this means that fewer than half of all moviegoers purchase concessions.</text:p>
        </text:list-item>
      </text:list>
      <text:p text:style-name="P10"><text:span text:style-name="T4"><text:s text:c="13"/></text:span><text:span text:style-name="T11"><text:s/></text:span><text:span text:style-name="T13">Ans: False ,because </text:span><text:span text:style-name="T14">we expect 95% of the time, the maximum proportion of moviegores,who purchase from the concession is 45%. So we are certain with a 95% confidence limit for the minimum proportion of moviegores, who do not purchase from the concession is (100-45)%=55%.</text:span></text:p>
      <text:p text:style-name="P19">Since the proportion of moviegores, who do not like to purchase from the concession is more than 50%, so we can say that the above statement is false.</text:p>
      <text:p text:style-name="P1"/>
      <text:list xml:id="list211656081537982" text:continue-numbering="true" text:style-name="WW8Num1">
        <text:list-item>
          <text:p text:style-name="P21"><text:span text:style-name="T4">The 95% Confidence-Interval for </text:span><text:span text:style-name="T8">μ</text:span><text:span text:style-name="T6"> </text:span><text:span text:style-name="T4">only applies if the sample data are nearly normally distributed.</text:span></text:p>
        </text:list-item>
      </text:list>
      <text:p text:style-name="P9"><text:span text:style-name="T4"><text:s text:c="10"/></text:span><text:span text:style-name="T11"><text:s text:c="2"/></text:span><text:span text:style-name="T15">Ans: False, The 95% confidence Interval for population mean can be applied to distribution that aren’t normal, but they are easy to understand in symmetric distributions. We can use the central limit theorem to make a normal approximation. The rule where about 95% of observations are within 2 standard deviations of the mean is only approximately true. However, it holds very well for the normal distribution. The mean of data tends to be normally distributed when the sample size is sufficiently large.</text:span></text:p>
      <text:p text:style-name="P8"/>
      <text:p text:style-name="P8"/>
      <text:list xml:id="list211654751953536" text:continue-list="list211655982486708" text:style-name="WW8Num3">
        <text:list-item>
          <text:p text:style-name="P22"><text:span text:style-name="T4">What are the chances that </text:span><text:span text:style-name="T4"><draw:frame draw:style-name="fr2" draw:name="Object1" text:anchor-type="as-char" svg:width="1.104cm" svg:height="0.467cm" draw:z-index="0"><draw:object xlink:href="./Object 1" xlink:type="simple" xlink:show="embed" xlink:actuate="onLoad"/><draw:image xlink:href="./ObjectReplacements/Object 1" xlink:type="simple" xlink:show="embed" xlink:actuate="onLoad"/></draw:frame></text:span><text:span text:style-name="T4">?</text:span></text:p>
        </text:list-item>
      </text:list>
      <text:p text:style-name="P4"/>
      <text:list xml:id="list3850842301" text:style-name="WW8Num8">
        <text:list-item>
          <text:p text:style-name="P25">¼ </text:p>
        </text:list-item>
        <text:list-item>
          <text:p text:style-name="P25">½ </text:p>
        </text:list-item>
        <text:list-item>
          <text:p text:style-name="P25">¾ </text:p>
        </text:list-item>
        <text:list-item>
          <text:p text:style-name="P25">1</text:p>
        </text:list-item>
      </text:list>
      <text:p text:style-name="P6"><text:s text:c="13"/><text:span text:style-name="T1">Ans: 1/2</text:span></text:p>
      <text:p text:style-name="P6"/>
      <text:list xml:id="list211654951470296" text:continue-list="list211654751953536" text:style-name="WW8Num3">
        <text:list-item>
          <text:p text:style-name="P23">In January 2005, a company that monitors Internet traffic (WebSideStory) reported that its sampling revealed that the Mozilla Firefox browser launched in 2004 had grabbed a 4.6% share of the market.</text:p>
        </text:list-item>
      </text:list>
      <text:p text:style-name="P4"/>
      <text:list xml:id="list3171280949" text:style-name="WW8Num11">
        <text:list-item>
          <text:p text:style-name="P26">If the sample were based on 2,000 users, could Microsoft conclude that Mozilla has a less than 5% share of the market?</text:p>
          <text:p text:style-name="P30">Ans: No</text:p>
        </text:list-item>
      </text:list>
      <text:p text:style-name="P13"/>
      <text:list xml:id="list211655148636329" text:continue-numbering="true" text:style-name="WW8Num11">
        <text:list-item>
          <text:p text:style-name="P26">WebSideStory claims that its sample includes all the daily Internet users. If that’s the case, then can Microsoft conclude that Mozilla has a less than 5% share of the market?</text:p>
          <text:p text:style-name="P30">Ans: Yes</text:p>
        </text:list-item>
      </text:list>
      <text:p text:style-name="P6"/>
      <text:p text:style-name="P6"/>
      <text:list xml:id="list211656303717306" text:continue-list="list211654951470296" text:style-name="WW8Num3">
        <text:list-item>
          <text:p text:style-name="P23"><text:soft-page-break/>A book publisher monitors the size of shipments of its textbooks to university bookstores. For a sample of texts used at various schools, the 95% confidence interval for the size of the shipment was 250 ± 45 books. Which, if any, of the following interpretations of this interval are correct?</text:p>
        </text:list-item>
      </text:list>
      <text:p text:style-name="P4"/>
      <text:list xml:id="list2549303223" text:style-name="WW8Num13">
        <text:list-item>
          <text:p text:style-name="P27">All shipments are between 205 and 295 books.</text:p>
          <text:p text:style-name="P31">Ans: Incorrect 95% 0f the time the size of the shipment will be arou<text:span text:style-name="T18">nd </text:span>( 205,295)books but not all shipments</text:p>
        </text:list-item>
      </text:list>
      <text:p text:style-name="P13"/>
      <text:list xml:id="list211654844289387" text:continue-numbering="true" text:style-name="WW8Num13">
        <text:list-item>
          <text:p text:style-name="P27">95% of shipments are between 205 and 295 books.</text:p>
          <text:p text:style-name="P31">Ans: <text:span text:style-name="T20">Incorrect, because the interval doesn’t describe individuals shipments.</text:span></text:p>
        </text:list-item>
      </text:list>
      <text:p text:style-name="P14"/>
      <text:list xml:id="list211654680118349" text:continue-numbering="true" text:style-name="WW8Num13">
        <text:list-item>
          <text:p text:style-name="P27">The procedure that produced this interval generates ranges that hold the population mean for 95% of samples.</text:p>
          <text:p text:style-name="P31">Ans: Correct</text:p>
        </text:list-item>
      </text:list>
      <text:p text:style-name="P13"/>
      <text:list xml:id="list211654916998552" text:continue-numbering="true" text:style-name="WW8Num13">
        <text:list-item>
          <text:p text:style-name="P27">If we get another sample, then we can be 95% sure that the mean of this second sample is between 205 and 295.</text:p>
          <text:p text:style-name="P31">Ans: The mean remains the same for every sample , the mean is 45</text:p>
        </text:list-item>
      </text:list>
      <text:p text:style-name="P14"/>
      <text:list xml:id="list211656150877379" text:continue-numbering="true" text:style-name="WW8Num13">
        <text:list-item>
          <text:p text:style-name="P27">We can be 95% confident that the range 160 to 340 holds the population mean.</text:p>
          <text:p text:style-name="P31">Ans: Incorrect, as we increase the range +/-1 sigma the % of confidence</text:p>
          <text:p text:style-name="P31">increase for a normal distribution it will be 97.5% that the mean will lie in</text:p>
          <text:p text:style-name="P31">between 160 to 340 (-3 sigma to +3 sigma)</text:p>
        </text:list-item>
      </text:list>
      <text:p text:style-name="P8"/>
      <text:p text:style-name="P4"/>
      <text:list xml:id="list211656269301954" text:continue-list="list211656303717306" text:style-name="WW8Num3">
        <text:list-item>
          <text:p text:style-name="P22"><text:span text:style-name="T4">Which is shorter: a 95% </text:span><text:span text:style-name="T10">z</text:span><text:span text:style-name="T4">-interval or a 95% </text:span><text:span text:style-name="T10">t</text:span><text:span text:style-name="T4">-interval for </text:span><text:span text:style-name="T9">μ</text:span><text:span text:style-name="T4"> if we know that σ =s?</text:span></text:p>
        </text:list-item>
      </text:list>
      <text:p text:style-name="P4"/>
      <text:list xml:id="list1429745049" text:style-name="WW8Num12">
        <text:list-item>
          <text:p text:style-name="P32">The z-interval is shorter</text:p>
        </text:list-item>
        <text:list-item>
          <text:p text:style-name="P32">The t-interval is shorter</text:p>
        </text:list-item>
        <text:list-item>
          <text:p text:style-name="P32">Both are equal</text:p>
        </text:list-item>
        <text:list-item>
          <text:p text:style-name="P32">We cannot say</text:p>
        </text:list-item>
      </text:list>
      <text:p text:style-name="P4"><text:s text:c="12"/><text:span text:style-name="T2"><text:s text:c="3"/>Ans: For 95% confident Z-interval is shorter(1.960), as for t-interval(1.962) it</text:span></text:p>
      <text:p text:style-name="P8">increases as degree of freedom decreases.</text:p>
      <text:p text:style-name="P8"/>
      <text:p text:style-name="P4">Questions 8 and 9 are based on the following: To prepare a report on the economy, analysts need to estimate the percentage of businesses that plan to hire additional employees in the next 60 days.</text:p>
      <text:p text:style-name="P4"/>
      <text:list xml:id="list211655108094543" text:continue-list="list211656269301954" text:style-name="WW8Num3">
        <text:list-item>
          <text:p text:style-name="P23">How many randomly selected employers (minimum number) must we contact in order to guarantee a margin of error of no more than 4% (at 95% confidence)?</text:p>
        </text:list-item>
      </text:list>
      <text:p text:style-name="P4"/>
      <text:list xml:id="list3366234595" text:style-name="WW8Num9">
        <text:list-item>
          <text:p text:style-name="P33">600</text:p>
        </text:list-item>
        <text:list-item>
          <text:p text:style-name="P33">400</text:p>
        </text:list-item>
        <text:list-item>
          <text:p text:style-name="P33">550</text:p>
        </text:list-item>
        <text:list-item>
          <text:p text:style-name="P33">1000</text:p>
          <text:p text:style-name="P35"><text:soft-page-break/>Ans: <text:span text:style-name="T21">n=number of <text:s/>employers, </text:span></text:p>
          <text:p text:style-name="P35"><text:s text:c="9"/><text:span text:style-name="T21">Assume P^=0.5 , q^=0.5 , Margin Error=0.04</text:span></text:p>
          <text:p text:style-name="P35"><text:s text:c="10"/><text:span text:style-name="T21">For 95% confidence interval, the critical value Z=1.96</text:span></text:p>
          <text:p text:style-name="P35"><text:s text:c="11"/><text:span text:style-name="T21">ME=Z*sqrt(p^q^/n)</text:span></text:p>
          <text:p text:style-name="P35"><text:s text:c="11"/><text:span text:style-name="T21">0.04=1.96 sqrt(0.5*0.5/n)</text:span></text:p>
          <text:p text:style-name="P35"><text:s text:c="11"/><text:span text:style-name="T21">n=(1.96^2*0.5*0.5)/0.04^2</text:span></text:p>
        </text:list-item>
      </text:list>
      <text:p text:style-name="P8"><text:s text:c="29"/><text:span text:style-name="T21">=0.9604/0.0016</text:span></text:p>
      <text:p text:style-name="P8"><text:s text:c="29"/><text:span text:style-name="T21">=600</text:span></text:p>
      <text:p text:style-name="P8"/>
      <text:list xml:id="list211655569934981" text:continue-list="list211655108094543" text:style-name="WW8Num3">
        <text:list-item>
          <text:p text:style-name="P23">Suppose we want the above margin of error to be based on a 98% confidence level. What sample size (minimum) must we now use?</text:p>
        </text:list-item>
      </text:list>
      <text:p text:style-name="P4"/>
      <text:list xml:id="list3579805380" text:style-name="WW8Num7">
        <text:list-item>
          <text:p text:style-name="P34">1000</text:p>
        </text:list-item>
        <text:list-item>
          <text:p text:style-name="P34">757</text:p>
        </text:list-item>
        <text:list-item>
          <text:p text:style-name="P34">848</text:p>
        </text:list-item>
        <text:list-item>
          <text:p text:style-name="P34">543</text:p>
          <text:p text:style-name="P36">Ans: <text:span text:style-name="T21">Z=2.576</text:span></text:p>
          <text:p text:style-name="P36"><text:s text:c="9"/><text:span text:style-name="T21">0.04=2.326*sqrt(0.5*0.5/n)</text:span></text:p>
          <text:p text:style-name="P36"><text:s text:c="9"/><text:span text:style-name="T21">n=(2.326^2*0.5*0.5)/0.04^2</text:span></text:p>
          <text:p text:style-name="P36"><text:s text:c="12"/><text:span text:style-name="T21">=1.3525/0.0016</text:span></text:p>
          <text:p text:style-name="P36"><text:s text:c="12"/><text:span text:style-name="T21">=</text:span> <text:span text:style-name="T21">845.35</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montserrat" svg:font-family="montserrat, sans-serif"/>
    <style:font-face style:name="BookAntiqua-Italic" svg:font-family="BookAntiqua-Italic" style:font-family-generic="swiss"/>
    <style:font-face style:name="BookAntiqua" svg:font-family="BookAntiqua, 'Times New Roman'" style:font-family-generic="swiss"/>
    <style:font-face style:name="Lucida Sans1" svg:font-family="'Lucida San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IN"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paragraph-properties fo:margin-left="1.27cm" fo:margin-right="0cm" fo:text-indent="0cm" style:auto-text-indent="false"/>
    </style:style>
    <style:style style:name="Frame_20_contents" style:display-name="Frame contents" style:family="paragraph" style:parent-style-name="Standard" style:class="extra"/>
    <style:style style:name="WW8Num1z0" style:family="text">
      <style:text-properties style:font-name="Book Antiqua" fo:font-family="'Book Antiqua'" style:font-family-generic="roman" style:font-pitch="variable" fo:font-size="11pt" style:font-size-asian="11pt" style:font-name-complex="BookAntiqua" style:font-family-complex="BookAntiqua, 'Times New Roman'" style:font-family-generic-complex="swiss" style:font-size-complex="11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Book Antiqua" fo:font-family="'Book Antiqua'" style:font-family-generic="roman" style:font-pitch="variable" fo:font-size="11pt" style:font-size-asian="11pt" style:font-name-complex="BookAntiqua" style:font-family-complex="BookAntiqua, 'Times New Roman'" style:font-family-generic-complex="swiss"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Book Antiqua" fo:font-family="'Book Antiqua'" style:font-family-generic="roman" style:font-pitch="variable" fo:font-size="11pt" style:font-size-asian="11pt" style:font-name-complex="BookAntiqua" style:font-family-complex="BookAntiqua, 'Times New Roman'" style:font-family-generic-complex="swiss"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Book Antiqua" fo:font-family="'Book Antiqua'" style:font-family-generic="roman" style:font-pitch="variable" fo:font-size="11pt" style:font-size-asian="11pt" style:font-name-complex="Book Antiqua" style:font-family-complex="'Book Antiqua'" style:font-family-generic-complex="roman" style:font-pitch-complex="variable" style:font-size-complex="11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Book Antiqua" fo:font-family="'Book Antiqua'" style:font-family-generic="roman" style:font-pitch="variable" fo:font-size="11pt" style:font-size-asian="11pt" style:font-name-complex="BookAntiqua" style:font-family-complex="BookAntiqua, 'Times New Roman'" style:font-family-generic-complex="swiss" style:font-size-complex="11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Book Antiqua" fo:font-family="'Book Antiqua'" style:font-family-generic="roman" style:font-pitch="variable" fo:font-size="11pt" style:font-size-asian="11pt" style:font-name-complex="BookAntiqua" style:font-family-complex="BookAntiqua, 'Times New Roman'" style:font-family-generic-complex="swiss" style:font-size-complex="11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Book Antiqua" fo:font-family="'Book Antiqua'" style:font-family-generic="roman" style:font-pitch="variable" fo:font-size="11pt" style:font-size-asian="11pt" style:font-name-complex="BookAntiqua" style:font-family-complex="BookAntiqua, 'Times New Roman'" style:font-family-generic-complex="swiss" style:font-size-complex="11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2" text:style-name="WW8Num1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1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1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1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1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1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2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2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2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2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2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9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9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9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9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9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9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9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9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2" text:style-name="WW8Num10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2" text:style-name="WW8Num11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1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1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11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11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1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11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11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12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2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2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12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12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2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12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12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WW8Num13z1" style:num-suffix="."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WW8Num13z2"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3z3" style:num-suffix="."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WW8Num13z4" style:num-suffix="."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WW8Num13z5" style:num-suffix="."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3z6" style:num-suffix="."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WW8Num13z7" style:num-suffix="."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WW8Num13z8" style:num-suffix="."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oblem Set 4</dc:title>
    <dc:subject/>
    <meta:keyword/>
    <dc:description/>
    <meta:initial-creator>30408</meta:initial-creator>
    <meta:creation-date>2011-04-26T02:58:00</meta:creation-date>
    <dc:date>2023-02-14T20:45:55.584000000</dc:date>
    <meta:print-date>2010-04-12T16:21:00</meta:print-date>
    <meta:editing-cycles>22</meta:editing-cycles>
    <meta:editing-duration>PT2H3M11S</meta:editing-duration>
    <meta:generator>LibreOffice/7.0.3.1$Windows_X86_64 LibreOffice_project/d7547858d014d4cf69878db179d326fc3483e082</meta:generator>
    <meta:document-statistic meta:table-count="0" meta:image-count="0" meta:object-count="1" meta:page-count="4" meta:paragraph-count="85" meta:word-count="1080" meta:character-count="6381" meta:non-whitespace-character-count="5163"/>
  </office:meta>
</office:document-meta>
</file>

<file path=Object 1/content.xml><?xml version="1.0" encoding="utf-8"?>
<math xmlns="http://www.w3.org/1998/Math/MathML" display="block">
  <semantics>
    <mrow>
      <mstyle mathsize="12pt">
        <mrow>
          <mover accent="true">
            <mi>X</mi>
            <mo>¯</mo>
          </mover>
          <mo stretchy="false">&gt;</mo>
          <mi>μ</mi>
        </mrow>
      </mstyle>
      <mrow/>
    </mrow>
    <annotation encoding="StarMath 5.0"> size 12{ {overline  {X}} &gt;μ} {}</annotation>
  </semantics>
</math>
</file>